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arial" svg:font-family="arial, sans-serif"/>
    <style:font-face style:name="Liberation Serif1" svg:font-family="'Liberation Serif'" style:font-adornments="Predeterminado"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fo:color="#000000" style:font-name="Liberation Serif" fo:font-size="12pt" style:font-size-asian="12pt" style:font-size-complex="12pt"/>
    </style:style>
    <style:style style:name="P2" style:family="paragraph" style:parent-style-name="UBUcuerpoTrabajo">
      <style:text-properties fo:font-size="15pt" fo:font-weight="bold" style:font-size-asian="15pt" style:font-weight-asian="bold" style:font-size-complex="15pt" style:font-weight-complex="bold"/>
    </style:style>
    <style:style style:name="P3" style:family="paragraph" style:parent-style-name="Standard">
      <style:paragraph-properties fo:margin-top="0.4cm" fo:margin-bottom="0.199cm" fo:text-align="center" style:justify-single-word="false"/>
    </style:style>
    <style:style style:name="P4" style:family="paragraph" style:parent-style-name="Abstract">
      <style:text-properties fo:language="en" fo:country="GB" fo:font-style="italic" fo:font-weight="normal" style:font-size-asian="10.5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color="#000000" fo:font-size="12pt" fo:font-weight="normal" style:font-size-asian="12pt" style:font-weight-asian="normal" style:font-size-complex="12pt" style:font-weight-complex="normal"/>
    </style:style>
    <style:style style:name="P7" style:family="paragraph" style:parent-style-name="UBUcuerpoTrabajo">
      <style:paragraph-properties fo:break-before="page"/>
      <style:text-properties fo:color="#000000" style:font-name="Liberation Serif" fo:font-size="12pt" style:font-size-asian="12pt" style:font-size-complex="12pt"/>
    </style:style>
    <style:style style:name="P8" style:family="paragraph" style:parent-style-name="Abstract">
      <style:text-properties fo:language="en" fo:country="GB" fo:font-style="italic" fo:font-weight="normal" style:font-size-asian="10.5pt"/>
    </style:style>
    <style:style style:name="P9" style:family="paragraph" style:parent-style-name="Abstract" style:list-style-name="L3">
      <style:text-properties fo:language="en" fo:country="GB" fo:font-style="italic" fo:font-weight="normal" style:font-size-asian="10.5pt"/>
    </style:style>
    <style:style style:name="P10" style:family="paragraph" style:parent-style-name="Abstract" style:list-style-name="L5">
      <style:text-properties fo:language="en" fo:country="GB" fo:font-style="italic" fo:font-weight="normal" style:font-size-asian="10.5pt"/>
    </style:style>
    <style:style style:name="P11" style:family="paragraph" style:parent-style-name="Abstract" style:list-style-name="L6">
      <style:text-properties fo:language="en" fo:country="GB" fo:font-style="italic" fo:font-weight="normal" style:font-size-asian="10.5pt"/>
    </style:style>
    <style:style style:name="P12" style:family="paragraph" style:parent-style-name="Abstract">
      <style:paragraph-properties fo:margin-left="0cm" fo:margin-right="0cm" fo:text-indent="0cm" style:auto-text-indent="false"/>
      <style:text-properties fo:language="en" fo:country="GB" fo:font-style="italic" fo:font-weight="normal" style:font-size-asian="10.5pt"/>
    </style:style>
    <style:style style:name="P13" style:family="paragraph" style:parent-style-name="UBUcuerpoTrabajo">
      <style:text-properties fo:color="#000000" style:font-name="Liberation Serif" fo:font-size="12pt" style:font-size-asian="12pt" style:font-size-complex="12pt"/>
    </style:style>
    <style:style style:name="P14" style:family="paragraph" style:parent-style-name="UBUcuerpoTrabajo">
      <style:text-properties style:font-name="Liberation Serif" fo:font-size="12pt" style:font-size-asian="12pt" style:font-size-complex="12pt"/>
    </style:style>
    <style:style style:name="P15" style:family="paragraph" style:parent-style-name="UBUcuerpoTrabajo" style:list-style-name="L2">
      <style:paragraph-properties fo:margin-left="0cm" fo:margin-right="0cm" fo:margin-top="0cm" fo:margin-bottom="0.199cm" fo:text-align="justify" style:justify-single-word="false" fo:hyphenation-ladder-count="no-limit" fo:text-indent="0cm" style:auto-text-indent="false" fo:background-color="transparent">
        <style:tab-stops/>
        <style:background-image/>
      </style:paragraph-properties>
      <style:text-properties style:font-name="Liberation Serif" fo:hyphenate="true" fo:hyphenation-remain-char-count="3" fo:hyphenation-push-char-count="3"/>
    </style:style>
    <style:style style:name="P16" style:family="paragraph" style:parent-style-name="UBUcuerpoTrabajo" style:list-style-name="L4">
      <style:paragraph-properties fo:margin-top="0cm" fo:margin-bottom="0.199cm" fo:text-align="justify" style:justify-single-word="false" fo:hyphenation-ladder-count="no-limit" fo:background-color="transparent">
        <style:tab-stops/>
        <style:background-image/>
      </style:paragraph-properties>
      <style:text-properties style:font-name="Liberation Serif" fo:hyphenate="true" fo:hyphenation-remain-char-count="3" fo:hyphenation-push-char-count="3"/>
    </style:style>
    <style:style style:name="P17" style:family="paragraph" style:parent-style-name="Standard" style:master-page-name="Standard">
      <style:paragraph-properties fo:margin-top="0.4cm" fo:margin-bottom="0.199cm" fo:text-align="center" style:justify-single-word="false" style:page-number="auto" fo:break-before="auto" fo:break-after="auto"/>
      <style:text-properties style:font-name="Arial" fo:font-size="18pt" fo:font-style="normal" fo:font-weight="bold" style:font-size-asian="18pt" style:font-style-asian="normal" style:font-weight-asian="bold" style:font-size-complex="18pt" style:font-style-complex="normal" style:font-weight-complex="bold"/>
    </style:style>
    <style:style style:name="P18" style:family="paragraph" style:parent-style-name="Heading_20_1" style:master-page-name="">
      <style:paragraph-properties fo:margin-left="0.75cm" fo:margin-right="0cm" fo:margin-top="0.801cm" fo:margin-bottom="0.199cm" fo:text-indent="-0.25cm" style:auto-text-indent="false" style:page-number="auto" fo:break-before="page" fo:background-color="transparent" style:shadow="none">
        <style:tab-stops/>
        <style:background-image/>
      </style:paragraph-properties>
    </style:style>
    <style:style style:name="T1" style:family="text">
      <style:text-properties fo:font-variant="normal" fo:text-transform="none" fo:color="#212121" style:font-name="Times New Roman" fo:font-size="12pt" fo:letter-spacing="normal" fo:language="en" fo:country="GB" fo:font-style="italic" fo:font-weight="normal" style:font-size-asian="10.5pt" style:font-style-asian="italic" style:font-style-complex="italic"/>
    </style:style>
    <style:style style:name="T2" style:family="text">
      <style:text-properties fo:font-variant="normal" fo:text-transform="none" fo:color="#212121" style:font-name="Times New Roman" fo:font-size="12pt" fo:letter-spacing="normal" fo:language="en" fo:country="GB" fo:font-style="italic" style:font-size-asian="10.5pt" style:font-style-asian="italic" style:font-style-complex="italic"/>
    </style:style>
    <style:style style:name="T3" style:family="text">
      <style:text-properties style:font-name="Times New Roman" fo:font-style="normal" style:font-style-asian="normal" style:font-style-complex="normal"/>
    </style:style>
    <style:style style:name="T4" style:family="text">
      <style:text-properties style:font-name="Times New Roman" fo:language="en" fo:country="GB" fo:font-style="italic" fo:font-weight="normal" style:font-size-asian="10.5pt" style:font-style-asian="italic" style:font-style-complex="italic"/>
    </style:style>
    <style:style style:name="T5" style:family="text">
      <style:text-properties fo:font-variant="small-caps" style:font-name="Arial1" fo:font-size="16pt" fo:language="es" fo:country="ES" fo:font-style="normal" style:font-size-asian="10.5pt" style:font-size-complex="16.1000003814697pt"/>
    </style:style>
    <style:style style:name="T6" style:family="text">
      <style:text-properties style:font-name="Arial" fo:font-size="18pt" fo:font-weight="bold" style:font-size-asian="18pt" style:font-style-asian="normal" style:font-weight-asian="bold" style:font-size-complex="18pt" style:font-style-complex="normal" style:font-weight-complex="bold"/>
    </style:style>
    <style:style style:name="T7" style:family="text">
      <style:text-properties fo:color="#000000"/>
    </style:style>
    <style:style style:name="T8" style:family="text">
      <style:text-properties fo:color="#000000" fo:font-size="12pt" style:font-size-asian="12pt" style:font-size-complex="12pt"/>
    </style:style>
    <style:style style:name="T9" style:family="text">
      <style:text-properties fo:color="#000000" fo:font-size="12pt" style:font-name-asian="Segoe UI" style:font-size-asian="12pt" style:font-name-complex="Segoe UI" style:font-size-complex="12pt"/>
    </style:style>
    <style:style style:name="T10" style:family="text">
      <style:text-properties fo:color="#000000" fo:font-size="12pt" fo:font-style="italic" style:font-name-asian="Segoe UI" style:font-size-asian="12pt" style:font-style-asian="italic" style:font-name-complex="Segoe UI" style:font-size-complex="12pt" style:font-style-complex="italic"/>
    </style:style>
    <style:style style:name="T11" style:family="text">
      <style:text-properties fo:color="#000000" fo:font-size="12pt" fo:font-style="normal" style:font-name-asian="Segoe UI" style:font-size-asian="12pt" style:font-style-asian="normal" style:font-name-complex="Segoe UI" style:font-size-complex="12pt" style:font-style-complex="normal"/>
    </style:style>
    <style:style style:name="T12" style:family="text">
      <style:text-properties fo:color="#000000" style:font-name="Liberation Serif" fo:font-size="12pt" fo:language="en" fo:country="GB" fo:font-style="italic" fo:font-weight="normal" style:font-size-asian="12pt" style:font-style-asian="italic" style:font-size-complex="12pt" style:font-style-complex="italic"/>
    </style:style>
    <style:style style:name="T13" style:family="text">
      <style:text-properties fo:color="#000000" style:font-name="Segoe UI" fo:font-size="12pt" fo:font-style="normal" style:font-name-asian="Segoe UI" style:font-size-asian="12pt" style:font-style-asian="normal" style:font-name-complex="Segoe UI" style:font-size-complex="12pt" style:font-style-complex="normal"/>
    </style:style>
    <style:style style:name="T14" style:family="text">
      <style:text-properties fo:color="#000000" style:font-name="Segoe UI" fo:font-size="10.5pt" fo:font-style="normal" style:font-name-asian="Segoe UI" style:font-size-asian="10.5pt" style:font-style-asian="normal" style:font-name-complex="Segoe UI" style:font-size-complex="10.5pt" style:font-style-complex="normal"/>
    </style:style>
    <style:style style:name="T15" style:family="text">
      <style:text-properties fo:color="#000000" style:font-name="Liberation Serif" fo:font-size="12pt" fo:font-style="normal" style:font-name-asian="Segoe UI" style:font-size-asian="12pt" style:font-style-asian="normal" style:font-name-complex="Segoe UI" style:font-size-complex="12pt" style:font-style-complex="normal"/>
    </style:style>
    <style:style style:name="T16" style:family="text">
      <style:text-properties fo:color="#000000" style:font-name="Liberation Serif" fo:font-size="10.5pt" fo:font-style="normal" style:font-name-asian="Segoe UI" style:font-size-asian="10.5pt" style:font-style-asian="normal" style:font-name-complex="Segoe UI" style:font-size-complex="10.5pt" style:font-style-complex="normal"/>
    </style:style>
    <style:style style:name="T17" style:family="text">
      <style:text-properties fo:color="#000000" style:font-name="Liberation Serif" fo:font-style="normal" style:font-name-asian="Segoe UI" style:font-style-asian="normal" style:font-name-complex="Segoe UI" style:font-style-complex="normal"/>
    </style:style>
    <style:style style:name="T18" style:family="text">
      <style:text-properties fo:color="#000000" fo:font-size="10.5pt" fo:font-style="normal" style:font-name-asian="Segoe UI" style:font-size-asian="10.5pt" style:font-style-asian="normal" style:font-name-complex="Segoe UI" style:font-size-complex="10.5pt" style:font-style-complex="normal"/>
    </style:style>
    <style:style style:name="T19" style:family="text">
      <style:text-properties fo:font-style="normal" style:font-style-asian="normal" style:font-style-complex="normal"/>
    </style:style>
    <style:style style:name="T20" style:family="text">
      <style:text-properties style:font-name="Liberation Serif"/>
    </style:style>
    <style:style style:name="T21" style:family="text">
      <style:text-properties style:font-name="Liberation Serif" fo:font-style="normal" style:font-style-asian="normal" style:font-style-complex="normal"/>
    </style:style>
    <style:style style:name="T22" style:family="text">
      <style:text-properties style:font-name="Liberation Serif"/>
    </style:style>
    <style:style style:name="T23" style:family="text">
      <style:text-properties style:font-name="Liberation Serif" fo:font-style="normal" style:font-style-asian="normal" style:font-style-complex="normal"/>
    </style:style>
    <style:style style:name="T24" style:family="text">
      <style:text-properties style:font-name="Liberation Serif" fo:font-size="12pt" fo:font-style="normal" style:font-size-asian="12pt" style:font-style-asian="normal" style:font-size-complex="12pt" style:font-style-complex="normal"/>
    </style:style>
    <style:style style:name="T25" style:family="text">
      <style:text-properties style:font-name="Liberation Serif"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sumen</text:p>
      <text:p text:style-name="UBUcuerpoTrabajo">La robótica ha causado un gran impacto en el mundo actual, tanto es así, que a ninguno nos extraña ver robots en nuestra vida cotidiana, ya sea un aspirador que nos limpia la casa y cuando queda poca batería vuelve a cargar solo, o bien un robot que nos ayude con las labores de cocina… De la misma manera que la robótica aparece en el sector servicios, los robots también están presentes en el sector de la industria, por lo que la empresa ASTI se dedica a crear elementos automatizados c<text:span text:style-name="T20">omo vehículos de guiado automático facilitando así un transporte intralogistico flexible, eficiente y eficaz.</text:span></text:p>
      <text:p text:style-name="UBUcuerpoTrabajo">A estos vehículos de guiado automático se les denomina AGV (automatic guided vehicles). Su función es hacer más fácil el trabajo dentro de una empresa o almacén ya que se programan directamente y sus pruebas son realizadas sobre los mismos. Por contrapartida sus inconvenientes son: </text:p>
      <text:list xml:id="list453047132063441936" text:style-name="L4">
        <text:list-item>
          <text:p text:style-name="P16">Falta de stock </text:p>
        </text:list-item>
        <text:list-item>
          <text:p text:style-name="P16">Daños en AGVs por una mala programación</text:p>
        </text:list-item>
        <text:list-item>
          <text:p text:style-name="P16">No disponibilidad de un entorno similar al deseado por el cliente</text:p>
        </text:list-item>
      </text:list>
      <text:list xml:id="list1880253931415238567" text:style-name="L2">
        <text:list-header>
          <text:p text:style-name="P15"/>
        </text:list-header>
      </text:list>
      <text:p text:style-name="UBUcuerpoTrabajo">Es aquí donde nace nuestro proyecto, la solución a los problemas descritos serian solucionados con un testeo de estos robots en un simulador. </text:p>
      <text:p text:style-name="UBUcuerpoTrabajo">El objetivo de este proyecto es aprender a desarrollar un entorno que incluya la programación del robot, visualizando así los comportamientos de los AGVs en función a la planificación marcada. Todo esto con el fin de agilizar los plazos de aprendizaje por medio de un curso desarrollado por nosotros en <text:span text:style-name="T10">moodle.</text:span></text:p>
      <text:p text:style-name="UBUcuerpoTrabajo">Para la comunicación con el robot, el sistema más extendido es ROS. En los últimos años este ha crecido llegando a incluir una gran comunidad de usuarios en todo el mundo. Históricamente la mayoría de los usuarios estaban en laboratorios de investigación, pero cada vez más vemos como su adopción en el sector comercial. Especialmente en robótica industrial y de servicios.</text:p>
      <text:p text:style-name="UBUcuerpoTrabajo"/>
      <text:p text:style-name="P1"/>
      <text:p text:style-name="P1"/>
      <text:p text:style-name="P2">Palabras Clave</text:p>
      <text:p text:style-name="P6">“Robótica, controlador PID, Gazebo, ROS, curso, SDF, modelado, ASTI”</text:p>
      <text:p text:style-name="P7"/>
      <text:p text:style-name="P3"><text:span text:style-name="inglés"><text:span text:style-name="T6">Abstract</text:span></text:span></text:p>
      <text:p text:style-name="P4"><text:span text:style-name="inglés"><text:span text:style-name="T2">Robotics has caused a great impact in the world today, so much so, that we are not surprised to see robots in our daily life, whether a vacuum cleaner that cleans the house and when there is little battery recharges alone, or a Robot to help us with the kitchen work ... In the same way that robotics appears in the service sector, robots are also present in the industry sector, so the company ASTI is dedicated to creating automated elements as vehicles Automatic guidance facilitating flexible, efficient and effective intralogistic transport.</text:span></text:span></text:p>
      <text:p text:style-name="P4"><text:span text:style-name="inglés"><text:span text:style-name="T2">These automatic guiding vehicles are called AGV (automatic guided vehicles). Its function is to make work easier within a company or warehouse since they are programmed directly and their tests are carried out on them. On the other hand, its disadvantages are:</text:span></text:span></text:p>
      <text:list xml:id="list878473704730312069" text:style-name="L6">
        <text:list-item>
          <text:p text:style-name="P11"><text:span text:style-name="inglés"><text:span text:style-name="T2">Lack of stock</text:span></text:span></text:p>
        </text:list-item>
        <text:list-item>
          <text:p text:style-name="P11"><text:span text:style-name="inglés"><text:span text:style-name="T2">Damage to AGVs due to poor programming</text:span></text:span></text:p>
        </text:list-item>
        <text:list-item>
          <text:p text:style-name="P11"><text:span text:style-name="inglés"><text:span text:style-name="T2">No availability of an environment similar to the one desired by the client</text:span></text:span></text:p>
        </text:list-item>
      </text:list>
      <text:p text:style-name="P12"><text:span text:style-name="inglés"><text:span text:style-name="T2"/></text:span></text:p>
      <text:p text:style-name="P4"><text:span text:style-name="inglés"><text:span text:style-name="T2">It is here that our project is born, the solution to the problems described would be solved with a test of these robots in a simulator.</text:span></text:span></text:p>
      <text:p text:style-name="P4"><text:span text:style-name="inglés"><text:span text:style-name="T2">The objective of this project is to learn to develop an environment that includes the programming of the robot, thus visualizing the behaviors of the AGVs in function of the marked planning. All this in order to speed up the learning periods through a course developed by us in moodle.</text:span></text:span></text:p>
      <text:p text:style-name="P4"><text:span text:style-name="inglés"><text:span text:style-name="T2">For communication with the robot, the most widespread system is ROS. In recent years this has grown to include a large community of users around the world. Historically the majority of users were in research laboratories, but more and more we see as their adoption in the commercial sector. Especially in industrial robotics and services.</text:span></text:span></text:p>
      <text:p text:style-name="Abstract"><text:span text:style-name="inglés"><text:span text:style-name="T4"/></text:span></text:p>
      <text:p text:style-name="Abstract"><text:span text:style-name="inglés"><text:span text:style-name="T4"/></text:span></text:p>
      <text:p text:style-name="P2">Key words</text:p>
      <text:p text:style-name="P5"><text:span text:style-name="inglés"><text:span text:style-name="T12">“Robotic, PID controller, Gazebo, ROS, course, SDF, modelling, ASTI”</text:span></text:span></text:p>
      <text:h text:style-name="P18" text:outline-level="1"><text:span text:style-name="inglés"><text:span text:style-name="T5">Introducción</text:span></text:span></text:h>
      <text:p text:style-name="UBUcuerpoTrabajo"><text:span text:style-name="inglés"><text:span text:style-name="T24">Este proyecto es un trabajo que se realizará en colaboración con la empresa ASTI, concretamente con el tutor de mi proyecto Don Jesús Enrique Sierra Garcia, profesor de la Universidad de Burgos, y trabaja en el departamento de I+D de ASTI.</text:span></text:span></text:p>
      <text:p text:style-name="UBUcuerpoTrabajo"><text:span text:style-name="inglés"><text:span text:style-name="T15">El problema planteado consiste en determinar si en dicha empresa sería viable realizar simulaciones en ordenadores sobre los robots que ellos mismos producen. Esto con el fin de determinar las ventajas o inconvenientes que puede producir su desarrollo.</text:span></text:span></text:p>
      <text:p text:style-name="UBUcuerpoTrabajo"><text:span text:style-name="inglés"><text:span text:style-name="T24">En primer lugar deberiamos abordar el tema de la incrusión del robot dentro del propio simulador, para más tarde comunicarnos con él, y poder manejarlo de manera remota</text:span></text:span></text:p>
      <text:p text:style-name="P14">Como solución se propone el simulador Gazebo. Es idóneo puesto que es gratuito, cuenta con un <text:s/>motor de renderizado avanzado, soporte para plugins, programación en la nube, un enorme repositorio con la mayoría de robots comerciales y una extensa gama de sensores y cámaras. Su principal ventaja es que se trata de un programa de uso gratuito y su comunidad es bastante grande, por lo que aparecen nuevos modelos de robots.</text:p>
      <text:p text:style-name="UBUcuerpoTrabajo"><text:span text:style-name="inglés"><text:span text:style-name="T24">Realizaremos diferentes pruebas con varios robots para aprender el funcionamiento del programa, así como de la comunicación, para finalmente realizar un estudio sobre este sistema dentro de la empresa.</text:span></text:span></text:p>
      <text:p text:style-name="UBUcuerpoTrabajo"><text:span text:style-name="inglés"><text:span text:style-name="T15">El objetivo es que de la misma manera que nos comunicamos con el robot que se encuentra </text:span></text:span><text:span text:style-name="T25">dentro de nuestro simulador, <text:s/>en un futuro una vez comprobemos si es viable usar este simulador, podamos usarlo con uno real. </text:span></text:p>
      <text:p text:style-name="UBUcuerpoTrabajo"><text:span text:style-name="T25"><text:s/>Para la comunicación con el robot usaremos un sistema operativo para robots denominado ROS. E</text:span><text:span text:style-name="inglés"><text:span text:style-name="T24">s un sistema operativo de código abierto donde existe una comunicación (publicador/subscriptor) entre nodos, y de esta manera poder ejecutar ordenes.</text:span></text:span></text:p>
      <text:p text:style-name="UBUcuerpoTrabajo"><text:span text:style-name="inglés"><text:span text:style-name="T24">Los nodos son programas ejecutables que realizan funciones concretas, por ejemplo acceso a un motor, mapeo del entorno, planificación de rutas, etc. Los nodos son compilados individualmente unos de otros, ejecutados y gestionados por un nodo principal (ROS Master). </text:span></text:span></text:p>
      <text:p text:style-name="UBUcuerpoTrabajo"><text:span text:style-name="inglés"><text:span text:style-name="T15">Los nodos se comunican entre sí mediante el uso de mensajes, cada uno de estos está escrito usando una librería cliente de ROS la cual es una colección de código que facilita el trabajo a los programadores. </text:span></text:span><text:span text:style-name="inglés"><text:span text:style-name="T24"><text:s/>Mediante el uso de esta librería podemos no solo crear los nodos sino también los publicadores y subscriptores de los mensajes, topics en los nodos, y sus parámetros. </text:span></text:span></text:p>
      <text:p text:style-name="UBUcuerpoTrabajo"><text:span text:style-name="inglés"><text:span text:style-name="T24">Más tarde de manejar toda está tecnología deberemos ver la viabilidad que tiene implantar está tecnología en la empresa ASTI, y para concretar mejor los puntos importantes llevaremos a cabo un informe asesorando a dicha empresa sobre el uso de la simulación ROS-Gazebo en su empresa, así como de ser favorable un curso que recoja parte de la experiencia adquirida con este proyecto, y agilice a otras personas el aprendizaje de estas tecnologías.</text:span></text:span></text:p>
      <text:p text:style-name="UBUcuerpoTrabajo"><text:span text:style-name="inglés"><text:span text:style-name="T24"/></text:span></text:p>
      <text:p text:style-name="UBUcuerpoTrabajo"><text:span text:style-name="inglés"><text:span text:style-name="T21"/></text:span></text:p>
      <text:p text:style-name="UBUcuerpoTrabajo"><text:span text:style-name="inglé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arial" svg:font-family="arial, sans-serif"/>
    <style:font-face style:name="Liberation Serif1" svg:font-family="'Liberation Serif'" style:font-adornments="Predeterminado"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master-page-name="">
      <style:paragraph-properties fo:margin-left="0cm" fo:margin-right="0cm" fo:margin-top="0cm" fo:margin-bottom="0.199cm" fo:text-indent="0.499cm" style:auto-text-indent="false" style:page-number="auto" fo:background-color="transparent" style:shadow="none">
        <style:tab-stops/>
        <style:background-image/>
      </style:paragraph-properties>
      <style:text-properties style:font-name="Liberation Serif1"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63</text:editing-cycles> <text:modification-date style:data-style-name="N103">01/jul/17</text:modification-date><text:tab/><text:tab/><text:page-number text:select-page="current">2</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7-07-01T11:50:27.44</dc:date>
    <dc:creator>Carmelo Basconcillos Reyero</dc:creator>
    <meta:editing-duration>PT6H31M22S</meta:editing-duration>
    <meta:editing-cycles>63</meta:editing-cycles>
    <meta:document-statistic meta:table-count="0" meta:image-count="0" meta:object-count="0" meta:page-count="3" meta:paragraph-count="34" meta:word-count="1084" meta:character-count="6567"/>
  </office:meta>
</office:document-meta>
</file>